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background-color="#eeeeee" fo:padding="0.0382in" fo:border="0.5pt solid #000000">
        <style:background-image/>
      </style:table-cell-properties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background-color="#eeeeee" fo:padding="0.0382in" fo:border="0.5pt solid #000000">
        <style:background-image/>
      </style:table-cell-properties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background-color="#eeeeee" fo:padding="0.0382in" fo:border="0.5pt solid #000000">
        <style:background-image/>
      </style:table-cell-properties>
    </style:style>
    <style:style style:name="Table2" style:family="table">
      <style:table-properties style:width="3.3625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3646in" fo:margin-left="0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7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eeeeee" fo:padding="0.0382in" fo:border="0.5pt solid #000000">
        <style:background-image/>
      </style:table-cell-properties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46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552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background-color="#eeeeee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fo:color="#c9211e" loext:opacity="100%" style:font-name="Caudex" fo:font-size="20pt" fo:font-weight="bold" officeooo:rsid="0a16f93a" officeooo:paragraph-rsid="0a16f93a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Front_20_Page">
      <style:paragraph-properties fo:text-align="start" style:justify-single-word="false"/>
      <style:text-properties fo:font-size="9pt" officeooo:paragraph-rsid="0af7c5bd" style:font-size-asian="9pt" style:font-size-complex="9pt"/>
    </style:style>
    <style:style style:name="P3" style:family="paragraph" style:parent-style-name="Text_20_body">
      <style:text-properties style:use-window-font-color="true" loext:opacity="0%" fo:font-size="10pt" fo:font-style="italic" officeooo:rsid="09f9af14" officeooo:paragraph-rsid="09f9af14" style:font-size-asian="10pt" style:font-style-asian="italic" style:font-size-complex="10pt" style:font-style-complex="italic"/>
    </style:style>
    <style:style style:name="P4" style:family="paragraph" style:parent-style-name="Text_20_body">
      <style:text-properties style:use-window-font-color="true" loext:opacity="0%" fo:font-size="10pt" fo:font-style="italic" officeooo:rsid="0a13c817" officeooo:paragraph-rsid="09f9af14" style:font-size-asian="10pt" style:font-style-asian="italic" style:font-size-complex="10pt" style:font-style-complex="italic"/>
    </style:style>
    <style:style style:name="P5" style:family="paragraph" style:parent-style-name="Heading_20_3">
      <style:text-properties fo:color="#c9211e" loext:opacity="100%" officeooo:rsid="0a352d0a" officeooo:paragraph-rsid="0a352d0a"/>
    </style:style>
    <style:style style:name="P6" style:family="paragraph" style:parent-style-name="Text_20_body">
      <style:text-properties officeooo:rsid="0a352d0a" officeooo:paragraph-rsid="0a352d0a"/>
    </style:style>
    <style:style style:name="P7" style:family="paragraph" style:parent-style-name="Heading_20_4">
      <style:text-properties fo:color="#c9211e" loext:opacity="100%" officeooo:paragraph-rsid="0a36f2fd"/>
    </style:style>
    <style:style style:name="P8" style:family="paragraph" style:parent-style-name="Text_20_body">
      <style:text-properties officeooo:rsid="0a3f3b81" officeooo:paragraph-rsid="0a3f3b81"/>
    </style:style>
    <style:style style:name="P9" style:family="paragraph" style:parent-style-name="Heading_20_4">
      <style:text-properties fo:color="#c9211e" loext:opacity="100%" officeooo:rsid="0a15e342" officeooo:paragraph-rsid="0a1b2ec1"/>
    </style:style>
    <style:style style:name="P10" style:family="paragraph" style:parent-style-name="Text_20_body">
      <style:text-properties officeooo:rsid="02f0e586" officeooo:paragraph-rsid="0a1b2ec1"/>
    </style:style>
    <style:style style:name="P11" style:family="paragraph" style:parent-style-name="Heading_20_3">
      <style:text-properties fo:color="#c9211e" loext:opacity="100%" officeooo:rsid="0aa4a3bd" officeooo:paragraph-rsid="0aa4a3bd"/>
    </style:style>
    <style:style style:name="P12" style:family="paragraph" style:parent-style-name="Standard">
      <style:text-properties style:use-window-font-color="true" loext:opacity="0%" style:font-name="Helvetica" fo:font-size="12pt" fo:font-style="italic" fo:font-weight="bold" officeooo:rsid="0aae6b7d" officeooo:paragraph-rsid="0af282c0" fo:background-color="transparent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13" style:family="paragraph" style:parent-style-name="Table_20_Read-Out">
      <style:text-properties style:use-window-font-color="true" loext:opacity="0%" style:font-name="Liberation Serif" fo:font-size="10pt" fo:font-style="italic" fo:font-weight="normal" officeooo:rsid="0ab020ff" officeooo:paragraph-rsid="0af282c0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Read-Out">
      <style:text-properties style:use-window-font-color="true" loext:opacity="0%" fo:font-size="10.5pt" fo:font-style="normal" officeooo:paragraph-rsid="0af282c0" style:font-size-asian="10.5pt" style:font-style-asian="normal" style:font-size-complex="10.5pt" style:font-style-complex="normal"/>
    </style:style>
    <style:style style:name="P15" style:family="paragraph" style:parent-style-name="Table_20_Read-Out">
      <style:text-properties style:use-window-font-color="true" loext:opacity="0%" style:font-name="Liberation Serif" fo:font-size="10.5pt" fo:font-style="normal" officeooo:paragraph-rsid="0af282c0" style:font-size-asian="10.5pt" style:font-style-asian="normal" style:font-size-complex="10.5pt" style:font-style-complex="normal"/>
    </style:style>
    <style:style style:name="P16" style:family="paragraph" style:parent-style-name="Text_20_body">
      <style:text-properties fo:color="#ff0000" loext:opacity="100%" officeooo:rsid="0a094299" officeooo:paragraph-rsid="0aa4a3bd"/>
    </style:style>
    <style:style style:name="P17" style:family="paragraph" style:parent-style-name="Heading_20_4">
      <style:text-properties fo:color="#000000" loext:opacity="100%" style:font-name="Helvetica" fo:font-size="12pt" fo:font-style="italic" fo:font-weight="bold" officeooo:rsid="0a5ee6a2" officeooo:paragraph-rsid="0af47265" fo:background-color="transparent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18" style:family="paragraph" style:parent-style-name="Table_20_Read-Out">
      <style:text-properties fo:color="#000000" loext:opacity="100%" style:font-name="Liberation Serif" fo:font-size="10pt" fo:font-style="italic" fo:font-weight="normal" officeooo:rsid="0a6a7c1e" officeooo:paragraph-rsid="0af47265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Read-Out">
      <style:text-properties style:use-window-font-color="true" loext:opacity="0%" fo:font-size="10.5pt" fo:font-style="normal" officeooo:paragraph-rsid="0af47265" style:font-size-asian="10.5pt" style:font-style-asian="normal" style:font-size-complex="10.5pt" style:font-style-complex="normal"/>
    </style:style>
    <style:style style:name="P20" style:family="paragraph" style:parent-style-name="Table_20_Read-Out">
      <style:text-properties style:use-window-font-color="true" loext:opacity="0%" style:font-name="Liberation Serif" fo:font-size="10.5pt" fo:font-style="normal" officeooo:paragraph-rsid="0b030448" style:font-size-asian="10.5pt" style:font-style-asian="normal" style:font-size-complex="10.5pt" style:font-style-complex="normal"/>
    </style:style>
    <style:style style:name="P21" style:family="paragraph" style:parent-style-name="Text_20_body">
      <style:text-properties fo:color="#ff0000" loext:opacity="100%" officeooo:rsid="0a094299" officeooo:paragraph-rsid="0a152615"/>
    </style:style>
    <style:style style:name="P22" style:family="paragraph" style:parent-style-name="Table_20_Read-Out">
      <style:text-properties fo:color="#000000" loext:opacity="100%" style:font-name="Liberation Serif" fo:font-size="10pt" fo:font-style="italic" fo:font-weight="normal" officeooo:rsid="0a5fc386" officeooo:paragraph-rsid="0af47265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Read-Out">
      <style:text-properties style:use-window-font-color="true" loext:opacity="0%" style:font-name="Liberation Serif" fo:font-size="10.5pt" fo:font-style="normal" officeooo:paragraph-rsid="0af47265" style:font-size-asian="10.5pt" style:font-style-asian="normal" style:font-size-complex="10.5pt" style:font-style-complex="normal"/>
    </style:style>
    <style:style style:name="P24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000000" loext:opacity="100%" style:font-name="Liberation Serif" fo:font-size="15pt" fo:font-style="italic" fo:font-weight="bold" officeooo:rsid="098a6426" officeooo:paragraph-rsid="0af4726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2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0.5pt" fo:font-style="italic" officeooo:rsid="0a43db05" officeooo:paragraph-rsid="0af47265" style:font-size-asian="10.5pt" style:font-style-asian="italic" style:font-size-complex="10.5pt" style:font-style-complex="italic"/>
    </style:style>
    <style:style style:name="P2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fo:font-weight="bold" officeooo:rsid="0a4dce86" officeooo:paragraph-rsid="0af47265" style:font-size-asian="10.5pt" style:font-weight-asian="bold" style:font-size-complex="10.5pt" style:font-weight-complex="bold"/>
    </style:style>
    <style:style style:name="P2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000000" loext:opacity="100%" fo:font-size="10.5pt" fo:font-weight="bold" officeooo:paragraph-rsid="0af47265" style:font-size-asian="10.5pt" style:font-weight-asian="bold" style:font-size-complex="10.5pt" style:font-weight-complex="bold"/>
    </style:style>
    <style:style style:name="P2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officeooo:paragraph-rsid="0af47265" style:font-size-asian="10.5pt" style:font-size-complex="10.5pt"/>
    </style:style>
    <style:style style:name="P2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fo:font-weight="normal" officeooo:paragraph-rsid="0af47265" style:font-size-asian="10.5pt" style:font-weight-asian="normal" style:font-size-complex="10.5pt" style:font-weight-complex="normal"/>
    </style:style>
    <style:style style:name="P30" style:family="paragraph" style:parent-style-name="Heading_20_3">
      <style:text-properties fo:color="#c9211e" loext:opacity="100%"/>
    </style:style>
    <style:style style:name="P31" style:family="paragraph" style:parent-style-name="Heading_20_4">
      <style:text-properties style:use-window-font-color="true" loext:opacity="0%" style:font-name="Helvetica" fo:font-size="12pt" fo:font-style="italic" fo:font-weight="bold" officeooo:rsid="0a70ee33" officeooo:paragraph-rsid="0a9f0a4e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2" style:family="paragraph" style:parent-style-name="Table_20_Read-Out">
      <style:text-properties style:use-window-font-color="true" loext:opacity="0%" style:font-name="Liberation Serif" fo:font-size="10pt" fo:font-style="italic" fo:font-weight="normal" officeooo:rsid="0a72ccc5" officeooo:paragraph-rsid="0a9f0a4e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able_20_Read-Out">
      <style:text-properties fo:font-weight="bold" officeooo:rsid="0a875727" officeooo:paragraph-rsid="0a9f0a4e" style:font-weight-asian="bold" style:font-weight-complex="bold"/>
    </style:style>
    <style:style style:name="P34" style:family="paragraph" style:parent-style-name="Table_20_Read-Out">
      <style:text-properties officeooo:paragraph-rsid="0a9f0a4e"/>
    </style:style>
    <style:style style:name="P35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000000" loext:opacity="100%" style:font-name="Liberation Serif" fo:font-size="15pt" fo:font-style="italic" fo:font-weight="bold" officeooo:rsid="03d5bc4a" officeooo:paragraph-rsid="0a780777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3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fo:font-weight="normal" officeooo:rsid="0acd2029" officeooo:paragraph-rsid="0acd2029" style:font-size-asian="10.5pt" style:font-style-asian="italic" style:font-weight-asian="normal" style:font-size-complex="10.5pt" style:font-style-complex="italic" style:font-weight-complex="normal"/>
    </style:style>
    <style:style style:name="P3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fo:font-weight="bold" officeooo:paragraph-rsid="0a780777" style:font-size-asian="10.5pt" style:font-weight-asian="bold" style:font-size-complex="10.5pt" style:font-weight-complex="bold"/>
    </style:style>
    <style:style style:name="P3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000000" loext:opacity="100%" style:font-name="Liberation Serif" fo:font-size="10.5pt" fo:font-style="normal" fo:font-weight="bold" officeooo:rsid="01c2cce2" officeooo:paragraph-rsid="0a780777" style:font-size-asian="10.5pt" style:font-style-asian="normal" style:font-weight-asian="bold" style:font-size-complex="10.5pt" style:font-style-complex="normal" style:font-weight-complex="bold"/>
    </style:style>
    <style:style style:name="P3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officeooo:paragraph-rsid="0a780777" style:font-size-asian="10.5pt" style:font-size-complex="10.5pt"/>
    </style:style>
    <style:style style:name="P4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fo:font-weight="normal" officeooo:paragraph-rsid="0a780777" style:font-size-asian="10.5pt" style:font-weight-asian="normal" style:font-size-complex="10.5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1c0311d" officeooo:paragraph-rsid="0a780777" style:font-size-asian="10.5pt" style:font-weight-asian="bold" style:font-size-complex="10.5pt" style:font-weight-complex="bold"/>
    </style:style>
    <style:style style:name="P42" style:family="paragraph" style:parent-style-name="Table_20_Bullets" style:list-style-name="L1">
      <style:text-properties fo:font-size="10.5pt" officeooo:paragraph-rsid="0a780777" style:font-size-asian="10.5pt" style:font-size-complex="10.5pt"/>
    </style:style>
    <style:style style:name="P43" style:family="paragraph" style:parent-style-name="Table_20_Bullets" style:list-style-name="L1">
      <style:text-properties fo:font-size="10.5pt" officeooo:paragraph-rsid="0acaf64a" style:font-size-asian="10.5pt" style:font-size-complex="10.5pt"/>
    </style:style>
    <style:style style:name="P44" style:family="paragraph" style:parent-style-name="Table_20_Bullets" style:list-style-name="L1">
      <style:text-properties style:font-name="Liberation Serif" fo:font-size="10.5pt" officeooo:paragraph-rsid="0acaf64a" style:font-size-asian="10.5pt" style:font-size-complex="10.5pt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.5pt" fo:font-weight="bold" officeooo:rsid="01b3bafc" officeooo:paragraph-rsid="0a780777" style:font-size-asian="10.5pt" style:font-weight-asian="bold" style:font-size-complex="10.5pt" style:font-weight-complex="bold"/>
    </style:style>
    <style:style style:name="P46" style:family="paragraph" style:parent-style-name="Standard">
      <style:text-properties officeooo:paragraph-rsid="0a780777"/>
    </style:style>
    <style:style style:name="P47" style:family="paragraph" style:parent-style-name="Front_20_Page">
      <style:paragraph-properties fo:text-align="start" style:justify-single-word="false"/>
      <style:text-properties fo:font-size="10pt" officeooo:paragraph-rsid="0a24dd1f" style:font-size-asian="10pt" style:font-size-complex="10pt"/>
    </style:style>
    <style:style style:name="T1" style:family="text">
      <style:text-properties officeooo:rsid="0aeadd33"/>
    </style:style>
    <style:style style:name="T2" style:family="text">
      <style:text-properties officeooo:rsid="0aeccdc8"/>
    </style:style>
    <style:style style:name="T3" style:family="text">
      <style:text-properties officeooo:rsid="0a33b46a"/>
    </style:style>
    <style:style style:name="T4" style:family="text">
      <style:text-properties officeooo:rsid="0a322ac2"/>
    </style:style>
    <style:style style:name="T5" style:family="text">
      <style:text-properties style:font-name="Liberation Serif" fo:font-style="italic" officeooo:rsid="017649f5" style:font-style-asian="italic" style:font-style-complex="italic"/>
    </style:style>
    <style:style style:name="T6" style:family="text">
      <style:text-properties style:use-window-font-color="true" loext:opacity="0%" style:font-name="Liberation Serif" fo:font-style="italic" fo:font-weight="normal" officeooo:rsid="0a39af1f" style:font-style-asian="italic" style:font-weight-asian="normal" style:font-style-complex="italic" style:font-weight-complex="normal"/>
    </style:style>
    <style:style style:name="T7" style:family="text">
      <style:text-properties style:use-window-font-color="true" loext:opacity="0%" style:font-name="Liberation Serif" fo:font-style="italic" fo:font-weight="normal" officeooo:rsid="0aee79a4" style:font-style-asian="italic" style:font-weight-asian="normal" style:font-style-complex="italic" style:font-weight-complex="normal"/>
    </style:style>
    <style:style style:name="T8" style:family="text">
      <style:text-properties style:use-window-font-color="true" loext:opacity="0%" style:font-name="Liberation Serif" fo:font-style="italic" fo:font-weight="normal" officeooo:rsid="0afee2ac" style:font-style-asian="italic" style:font-weight-asian="normal" style:font-style-complex="italic" style:font-weight-complex="normal"/>
    </style:style>
    <style:style style:name="T9" style:family="text">
      <style:text-properties style:font-name="Liberation Serif" fo:font-style="italic" officeooo:rsid="007ab4b2" style:font-style-asian="italic" style:font-style-complex="italic"/>
    </style:style>
    <style:style style:name="T10" style:family="text">
      <style:text-properties style:font-name="Liberation Serif" fo:font-style="italic" officeooo:rsid="0b53e3a4" style:font-style-asian="italic" style:font-style-complex="italic"/>
    </style:style>
    <style:style style:name="T11" style:family="text">
      <style:text-properties officeooo:rsid="0af96478"/>
    </style:style>
    <style:style style:name="T12" style:family="text">
      <style:text-properties officeooo:rsid="0afdeb85"/>
    </style:style>
    <style:style style:name="T13" style:family="text">
      <style:text-properties officeooo:rsid="0b01583f"/>
    </style:style>
    <style:style style:name="T14" style:family="text">
      <style:text-properties officeooo:rsid="0aee79a4"/>
    </style:style>
    <style:style style:name="T15" style:family="text">
      <style:text-properties officeooo:rsid="0ae5b0f2"/>
    </style:style>
    <style:style style:name="T16" style:family="text">
      <style:text-properties officeooo:rsid="0a19bbf5"/>
    </style:style>
    <style:style style:name="T17" style:family="text">
      <style:text-properties officeooo:rsid="0a15e342"/>
    </style:style>
    <style:style style:name="T18" style:family="text">
      <style:text-properties style:use-window-font-color="true" loext:opacity="0%" style:font-name="Liberation Serif" fo:font-weight="normal" officeooo:rsid="045a60cc" style:font-weight-asian="normal" style:font-weight-complex="normal"/>
    </style:style>
    <style:style style:name="T19" style:family="text">
      <style:text-properties style:use-window-font-color="true" loext:opacity="0%" style:font-name="Liberation Serif" fo:font-weight="normal" officeooo:rsid="0a196c48" style:font-weight-asian="normal" style:font-weight-complex="normal"/>
    </style:style>
    <style:style style:name="T20" style:family="text">
      <style:text-properties style:use-window-font-color="true" loext:opacity="0%" style:font-name="Liberation Serif" fo:font-weight="normal" officeooo:rsid="0a1b2ec1" style:font-weight-asian="normal" style:font-weight-complex="normal"/>
    </style:style>
    <style:style style:name="T21" style:family="text">
      <style:text-properties style:use-window-font-color="true" loext:opacity="0%" style:font-name="Liberation Serif" fo:font-weight="normal" officeooo:rsid="0a15e342" style:font-weight-asian="normal" style:font-weight-complex="normal"/>
    </style:style>
    <style:style style:name="T22" style:family="text">
      <style:text-properties officeooo:rsid="0a3e62d6"/>
    </style:style>
    <style:style style:name="T23" style:family="text">
      <style:text-properties officeooo:rsid="0a152615"/>
    </style:style>
    <style:style style:name="T24" style:family="text">
      <style:text-properties officeooo:rsid="0a1bc09e"/>
    </style:style>
    <style:style style:name="T25" style:family="text">
      <style:text-properties officeooo:rsid="0a196c48" fo:background-color="transparent" loext:char-shading-value="0"/>
    </style:style>
    <style:style style:name="T26" style:family="text">
      <style:text-properties officeooo:rsid="0a1b2ec1"/>
    </style:style>
    <style:style style:name="T27" style:family="text">
      <style:text-properties style:use-window-font-color="true" loext:opacity="0%"/>
    </style:style>
    <style:style style:name="T28" style:family="text">
      <style:text-properties style:use-window-font-color="true" loext:opacity="0%" style:font-name="Liberation Serif" fo:font-size="11pt" fo:font-weight="normal" officeooo:rsid="0a1b2ec1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officeooo:rsid="0a3e1be1"/>
    </style:style>
    <style:style style:name="T30" style:family="text">
      <style:text-properties officeooo:rsid="0af282c0"/>
    </style:style>
    <style:style style:name="T31" style:family="text">
      <style:text-properties officeooo:rsid="0ab1233f"/>
    </style:style>
    <style:style style:name="T32" style:family="text">
      <style:text-properties officeooo:rsid="0ab27ced"/>
    </style:style>
    <style:style style:name="T33" style:family="text">
      <style:text-properties officeooo:rsid="0ab398ab"/>
    </style:style>
    <style:style style:name="T34" style:family="text">
      <style:text-properties officeooo:rsid="0addc1b8"/>
    </style:style>
    <style:style style:name="T35" style:family="text">
      <style:text-properties officeooo:rsid="0ab27a4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officeooo:rsid="0a5e93a4" style:font-weight-asian="normal" style:font-weight-complex="normal"/>
    </style:style>
    <style:style style:name="T38" style:family="text">
      <style:text-properties fo:font-weight="normal" officeooo:rsid="0ab40ab2" style:font-weight-asian="normal" style:font-weight-complex="normal"/>
    </style:style>
    <style:style style:name="T39" style:family="text">
      <style:text-properties fo:font-weight="bold" officeooo:rsid="0de8c156" style:font-weight-asian="bold" style:font-weight-complex="bold"/>
    </style:style>
    <style:style style:name="T40" style:family="text">
      <style:text-properties fo:font-weight="normal" officeooo:rsid="0ab5ed5d" style:font-weight-asian="normal" style:font-weight-complex="normal"/>
    </style:style>
    <style:style style:name="T41" style:family="text">
      <style:text-properties fo:font-weight="normal" officeooo:rsid="0addc1b8" style:font-weight-asian="normal" style:font-weight-complex="normal"/>
    </style:style>
    <style:style style:name="T42" style:family="text">
      <style:text-properties fo:font-weight="normal" officeooo:rsid="0abdfcf8" style:font-weight-asian="normal" style:font-weight-complex="normal"/>
    </style:style>
    <style:style style:name="T43" style:family="text">
      <style:text-properties fo:font-weight="normal" officeooo:rsid="0ac00b2a" style:font-weight-asian="normal" style:font-weight-complex="normal"/>
    </style:style>
    <style:style style:name="T44" style:family="text">
      <style:text-properties fo:font-weight="normal" officeooo:rsid="0ad74848" style:font-weight-asian="normal" style:font-weight-complex="normal"/>
    </style:style>
    <style:style style:name="T45" style:family="text">
      <style:text-properties fo:font-weight="normal" officeooo:rsid="0abf20e0" style:font-weight-asian="normal" style:font-weight-complex="normal"/>
    </style:style>
    <style:style style:name="T46" style:family="text">
      <style:text-properties fo:font-weight="normal" officeooo:rsid="0ade7d6d" style:font-weight-asian="normal" style:font-weight-complex="normal"/>
    </style:style>
    <style:style style:name="T47" style:family="text">
      <style:text-properties fo:font-weight="normal" officeooo:rsid="0ae1a728" style:font-weight-asian="normal" style:font-weight-complex="normal"/>
    </style:style>
    <style:style style:name="T48" style:family="text">
      <style:text-properties fo:font-weight="normal" officeooo:rsid="0ada0d45" style:font-weight-asian="normal" style:font-weight-complex="normal"/>
    </style:style>
    <style:style style:name="T49" style:family="text">
      <style:text-properties fo:font-weight="normal" officeooo:rsid="0ae12438" style:font-weight-asian="normal" style:font-weight-complex="normal"/>
    </style:style>
    <style:style style:name="T50" style:family="text">
      <style:text-properties fo:font-weight="normal" officeooo:rsid="0ae2dfe9" style:font-weight-asian="normal" style:font-weight-complex="normal"/>
    </style:style>
    <style:style style:name="T51" style:family="text">
      <style:text-properties fo:font-weight="normal" officeooo:rsid="0addeee6" style:font-weight-asian="normal" style:font-weight-complex="normal"/>
    </style:style>
    <style:style style:name="T52" style:family="text">
      <style:text-properties fo:font-weight="bold" officeooo:rsid="0d54d8dd" style:font-weight-asian="bold" style:font-weight-complex="bold"/>
    </style:style>
    <style:style style:name="T53" style:family="text">
      <style:text-properties fo:font-weight="normal" officeooo:rsid="0d54d8dd" style:font-weight-asian="normal" style:font-weight-complex="normal"/>
    </style:style>
    <style:style style:name="T54" style:family="text">
      <style:text-properties fo:font-weight="normal" officeooo:rsid="0a11df68" style:font-weight-asian="normal" style:font-weight-complex="normal"/>
    </style:style>
    <style:style style:name="T55" style:family="text">
      <style:text-properties fo:font-weight="normal" officeooo:rsid="0ad899d8" style:font-weight-asian="normal" style:font-weight-complex="normal"/>
    </style:style>
    <style:style style:name="T56" style:family="text">
      <style:text-properties fo:font-weight="normal" officeooo:rsid="0ac1b12a" style:font-weight-asian="normal" style:font-weight-complex="normal"/>
    </style:style>
    <style:style style:name="T57" style:family="text">
      <style:text-properties fo:font-weight="normal" officeooo:rsid="0ac44c61" style:font-weight-asian="normal" style:font-weight-complex="normal"/>
    </style:style>
    <style:style style:name="T58" style:family="text">
      <style:text-properties fo:font-weight="normal" officeooo:rsid="0ac39437" style:font-weight-asian="normal" style:font-weight-complex="normal"/>
    </style:style>
    <style:style style:name="T59" style:family="text">
      <style:text-properties fo:font-weight="normal" officeooo:rsid="0ac576c1" style:font-weight-asian="normal" style:font-weight-complex="normal"/>
    </style:style>
    <style:style style:name="T60" style:family="text">
      <style:text-properties officeooo:rsid="0a6a5c27"/>
    </style:style>
    <style:style style:name="T61" style:family="text">
      <style:text-properties officeooo:rsid="0a6c4d61"/>
    </style:style>
    <style:style style:name="T62" style:family="text">
      <style:text-properties officeooo:rsid="0d6a2519"/>
    </style:style>
    <style:style style:name="T63" style:family="text">
      <style:text-properties fo:font-weight="normal" officeooo:rsid="0a6d3b67" style:font-weight-asian="normal" style:font-weight-complex="normal"/>
    </style:style>
    <style:style style:name="T64" style:family="text">
      <style:text-properties fo:font-weight="normal" officeooo:rsid="0a84d6ed" style:font-weight-asian="normal" style:font-weight-complex="normal"/>
    </style:style>
    <style:style style:name="T65" style:family="text">
      <style:text-properties fo:font-weight="normal" officeooo:rsid="0b030448" style:font-weight-asian="normal" style:font-weight-complex="normal"/>
    </style:style>
    <style:style style:name="T66" style:family="text">
      <style:text-properties fo:font-weight="normal" officeooo:rsid="0a875727" style:font-weight-asian="normal" style:font-weight-complex="normal"/>
    </style:style>
    <style:style style:name="T67" style:family="text">
      <style:text-properties fo:font-weight="normal" officeooo:rsid="0a9862ba" style:font-weight-asian="normal" style:font-weight-complex="normal"/>
    </style:style>
    <style:style style:name="T68" style:family="text">
      <style:text-properties fo:font-weight="normal" officeooo:rsid="0a9a886a" style:font-weight-asian="normal" style:font-weight-complex="normal"/>
    </style:style>
    <style:style style:name="T69" style:family="text">
      <style:text-properties fo:font-weight="normal" officeooo:rsid="0aaa5f5f" style:font-weight-asian="normal" style:font-weight-complex="normal"/>
    </style:style>
    <style:style style:name="T70" style:family="text">
      <style:text-properties fo:font-weight="normal" officeooo:rsid="0aacb2f5" style:font-weight-asian="normal" style:font-weight-complex="normal"/>
    </style:style>
    <style:style style:name="T71" style:family="text">
      <style:text-properties fo:font-weight="normal" officeooo:rsid="0aacdf74" style:font-weight-asian="normal" style:font-weight-complex="normal"/>
    </style:style>
    <style:style style:name="T72" style:family="text">
      <style:text-properties fo:font-weight="normal" officeooo:rsid="0aaab719" style:font-weight-asian="normal" style:font-weight-complex="normal"/>
    </style:style>
    <style:style style:name="T73" style:family="text">
      <style:text-properties fo:font-weight="normal" officeooo:rsid="0aac7879" style:font-weight-asian="normal" style:font-weight-complex="normal"/>
    </style:style>
    <style:style style:name="T74" style:family="text">
      <style:text-properties fo:font-weight="normal" officeooo:rsid="0a9b622b" style:font-weight-asian="normal" style:font-weight-complex="normal"/>
    </style:style>
    <style:style style:name="T75" style:family="text">
      <style:text-properties fo:font-weight="normal" officeooo:rsid="0aae001b" style:font-weight-asian="normal" style:font-weight-complex="normal"/>
    </style:style>
    <style:style style:name="T76" style:family="text">
      <style:text-properties officeooo:rsid="0a643b2a"/>
    </style:style>
    <style:style style:name="T77" style:family="text">
      <style:text-properties officeooo:rsid="0a665bc7"/>
    </style:style>
    <style:style style:name="T78" style:family="text">
      <style:text-properties officeooo:rsid="0a627e68"/>
    </style:style>
    <style:style style:name="T79" style:family="text">
      <style:text-properties officeooo:rsid="0a617c32"/>
    </style:style>
    <style:style style:name="T80" style:family="text">
      <style:text-properties officeooo:rsid="0a11df68"/>
    </style:style>
    <style:style style:name="T81" style:family="text">
      <style:text-properties fo:font-weight="normal" officeooo:rsid="0a1d3e06" style:font-weight-asian="normal" style:font-weight-complex="normal"/>
    </style:style>
    <style:style style:name="T82" style:family="text">
      <style:text-properties fo:font-weight="normal" officeooo:rsid="0a4ec88a" style:font-weight-asian="normal" style:font-weight-complex="normal"/>
    </style:style>
    <style:style style:name="T83" style:family="text">
      <style:text-properties fo:font-weight="normal" officeooo:rsid="0a5c61c0" style:font-weight-asian="normal" style:font-weight-complex="normal"/>
    </style:style>
    <style:style style:name="T84" style:family="text">
      <style:text-properties fo:font-weight="normal" officeooo:rsid="0a506c5b" style:font-weight-asian="normal" style:font-weight-complex="normal"/>
    </style:style>
    <style:style style:name="T85" style:family="text">
      <style:text-properties fo:font-weight="normal" officeooo:rsid="0a5179fd" style:font-weight-asian="normal" style:font-weight-complex="normal"/>
    </style:style>
    <style:style style:name="T86" style:family="text">
      <style:text-properties fo:font-weight="normal" officeooo:rsid="0a52b487" style:font-weight-asian="normal" style:font-weight-complex="normal"/>
    </style:style>
    <style:style style:name="T87" style:family="text">
      <style:text-properties fo:font-weight="normal" officeooo:rsid="0a549d52" style:font-weight-asian="normal" style:font-weight-complex="normal"/>
    </style:style>
    <style:style style:name="T88" style:family="text">
      <style:text-properties officeooo:rsid="0a3505e6"/>
    </style:style>
    <style:style style:name="T89" style:family="text">
      <style:text-properties officeooo:rsid="0a1fe58b"/>
    </style:style>
    <style:style style:name="T90" style:family="text">
      <style:text-properties style:use-window-font-color="true" loext:opacity="0%" fo:font-weight="normal" officeooo:rsid="0a223799" style:font-weight-asian="normal" style:font-weight-complex="normal"/>
    </style:style>
    <style:style style:name="T91" style:family="text">
      <style:text-properties style:use-window-font-color="true" loext:opacity="0%" fo:font-weight="normal" style:font-weight-asian="normal" style:font-weight-complex="normal"/>
    </style:style>
    <style:style style:name="T92" style:family="text">
      <style:text-properties style:use-window-font-color="true" loext:opacity="0%" fo:font-weight="normal" officeooo:rsid="0a44664b" style:font-weight-asian="normal" style:font-weight-complex="normal"/>
    </style:style>
    <style:style style:name="T93" style:family="text">
      <style:text-properties style:use-window-font-color="true" loext:opacity="0%" style:font-name="Liberation Serif" fo:font-weight="normal" officeooo:rsid="097b3dd3" style:font-weight-asian="normal" style:font-weight-complex="normal"/>
    </style:style>
    <style:style style:name="T94" style:family="text">
      <style:text-properties officeooo:rsid="097b3dd3"/>
    </style:style>
    <style:style style:name="T95" style:family="text">
      <style:text-properties style:font-name="Liberation Serif" fo:font-style="normal" fo:font-weight="bold" officeooo:rsid="0a44664b" style:font-style-asian="normal" style:font-weight-asian="bold" style:font-style-complex="normal" style:font-weight-complex="bold"/>
    </style:style>
    <style:style style:name="T96" style:family="text">
      <style:text-properties style:font-name="Liberation Serif" fo:font-style="normal" officeooo:rsid="017fb612" style:font-style-asian="normal" style:font-style-complex="normal"/>
    </style:style>
    <style:style style:name="T97" style:family="text">
      <style:text-properties style:use-window-font-color="true" loext:opacity="0%" style:font-name="Liberation Serif" fo:font-style="normal" fo:font-weight="normal" officeooo:rsid="097b3dd3" style:font-style-asian="normal" style:font-weight-asian="normal" style:font-style-complex="normal" style:font-weight-complex="normal"/>
    </style:style>
    <style:style style:name="T98" style:family="text">
      <style:text-properties style:use-window-font-color="true" loext:opacity="0%" style:font-name="Liberation Serif" fo:font-style="normal" fo:font-weight="normal" officeooo:rsid="0a45ea4c" style:font-style-asian="normal" style:font-weight-asian="normal" style:font-style-complex="normal" style:font-weight-complex="normal"/>
    </style:style>
    <style:style style:name="T99" style:family="text">
      <style:text-properties style:use-window-font-color="true" loext:opacity="0%" style:font-name="Liberation Serif" fo:font-style="normal" fo:font-weight="normal" officeooo:rsid="0aa74e88" style:font-style-asian="normal" style:font-weight-asian="normal" style:font-style-complex="normal" style:font-weight-complex="normal"/>
    </style:style>
    <style:style style:name="T100" style:family="text">
      <style:text-properties style:use-window-font-color="true" loext:opacity="0%" style:font-name="Liberation Serif" fo:font-style="normal" fo:font-weight="normal" officeooo:rsid="0a4b98e1" style:font-style-asian="normal" style:font-weight-asian="normal" style:font-style-complex="normal" style:font-weight-complex="normal"/>
    </style:style>
    <style:style style:name="T101" style:family="text">
      <style:text-properties style:use-window-font-color="true" loext:opacity="0%" style:font-name="Liberation Serif" fo:font-style="normal" fo:font-weight="normal" officeooo:rsid="0aa801bd" style:font-style-asian="normal" style:font-weight-asian="normal" style:font-style-complex="normal" style:font-weight-complex="normal"/>
    </style:style>
    <style:style style:name="T102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103" style:family="text">
      <style:text-properties style:use-window-font-color="true" loext:opacity="0%" style:font-name="Liberation Serif" fo:font-style="normal" fo:font-weight="normal" officeooo:rsid="0a47dfbb" style:font-style-asian="normal" style:font-weight-asian="normal" style:font-style-complex="normal" style:font-weight-complex="normal"/>
    </style:style>
    <style:style style:name="T104" style:family="text">
      <style:text-properties style:use-window-font-color="true" loext:opacity="0%" style:font-name="Liberation Serif" fo:font-style="normal" fo:font-weight="normal" officeooo:rsid="0a4ce2c9" style:font-style-asian="normal" style:font-weight-asian="normal" style:font-style-complex="normal" style:font-weight-complex="normal"/>
    </style:style>
    <style:style style:name="T105" style:family="text">
      <style:text-properties style:use-window-font-color="true" loext:opacity="0%" style:font-name="Liberation Serif" fo:font-style="normal" fo:font-weight="normal" officeooo:rsid="0a4b4da6" style:font-style-asian="normal" style:font-weight-asian="normal" style:font-style-complex="normal" style:font-weight-complex="normal"/>
    </style:style>
    <style:style style:name="T106" style:family="text">
      <style:text-properties style:use-window-font-color="true" loext:opacity="0%" style:font-name="Liberation Serif" fo:font-style="normal" fo:font-weight="normal" officeooo:rsid="0aa5a543" style:font-style-asian="normal" style:font-weight-asian="normal" style:font-style-complex="normal" style:font-weight-complex="normal"/>
    </style:style>
    <style:style style:name="T107" style:family="text">
      <style:text-properties style:use-window-font-color="true" loext:opacity="0%" style:font-name="Liberation Serif" fo:font-style="normal" fo:font-weight="normal" officeooo:rsid="0aa8fbd3" style:font-style-asian="normal" style:font-weight-asian="normal" style:font-style-complex="normal" style:font-weight-complex="normal"/>
    </style:style>
    <style:style style:name="T108" style:family="text">
      <style:text-properties officeooo:rsid="0ad611cf"/>
    </style:style>
    <style:style style:name="T109" style:family="text">
      <style:text-properties officeooo:rsid="0a7413b7"/>
    </style:style>
    <style:style style:name="T110" style:family="text">
      <style:text-properties officeooo:rsid="0afc52c5"/>
    </style:style>
    <style:style style:name="T111" style:family="text">
      <style:text-properties officeooo:rsid="0afa0a24"/>
    </style:style>
    <style:style style:name="T112" style:family="text">
      <style:text-properties fo:color="#000000" loext:opacity="100%"/>
    </style:style>
    <style:style style:name="T113" style:family="text">
      <style:text-properties fo:color="#000000" loext:opacity="100%" style:font-name="Liberation Serif" fo:font-size="10.5pt" fo:font-style="normal" fo:font-weight="normal" officeooo:rsid="0a552fea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4" style:family="text">
      <style:text-properties fo:color="#000000" loext:opacity="100%" style:font-name="Liberation Serif" fo:font-size="10.5pt" fo:font-style="normal" fo:font-weight="normal" officeooo:rsid="0a7c4afe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5" style:family="text">
      <style:text-properties fo:color="#000000" loext:opacity="100%" style:font-name="Liberation Serif" fo:font-size="10.5pt" fo:font-style="normal" fo:font-weight="normal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6" style:family="text">
      <style:text-properties fo:color="#000000" loext:opacity="100%" style:font-name="Liberation Serif" fo:font-size="10.5pt" fo:font-style="normal" fo:font-weight="normal" officeooo:rsid="0aae6b7d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7" style:family="text">
      <style:text-properties fo:color="#000000" loext:opacity="100%" style:font-name="Liberation Serif" fo:font-size="10.5pt" fo:font-style="normal" fo:font-weight="normal" officeooo:rsid="0a7d6dc1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8" style:family="text">
      <style:text-properties fo:color="#000000" loext:opacity="100%" style:font-name="Liberation Serif" fo:font-size="10.5pt" fo:font-style="normal" fo:font-weight="normal" officeooo:rsid="0aba8f27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9" style:family="text">
      <style:text-properties fo:color="#000000" loext:opacity="100%" style:font-name="Liberation Serif" fo:font-size="10.5pt" fo:font-style="normal" fo:font-weight="normal" officeooo:rsid="0a56b6a3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20" style:family="text">
      <style:text-properties fo:color="#000000" loext:opacity="100%" style:font-name="Liberation Serif" fo:font-size="10.5pt" fo:font-style="normal" fo:font-weight="normal" officeooo:rsid="0a91ee8c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21" style:family="text">
      <style:text-properties fo:color="#000000" loext:opacity="100%" style:font-name="Liberation Serif" fo:font-size="10.5pt" fo:font-style="normal" fo:font-weight="normal" officeooo:rsid="0a894a1d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22" style:family="text">
      <style:text-properties fo:color="#000000" loext:opacity="100%" style:font-name="Liberation Serif" fo:font-size="10.5pt" fo:font-style="normal" fo:font-weight="normal" officeooo:rsid="0a8f21be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23" style:family="text">
      <style:text-properties fo:color="#000000" loext:opacity="100%" style:font-name="Liberation Serif" fo:font-size="10.5pt" fo:font-style="normal" fo:font-weight="normal" officeooo:rsid="0a8d9ee1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24" style:family="text">
      <style:text-properties fo:color="#000000" loext:opacity="100%" style:font-name="Liberation Serif" fo:font-size="10.5pt" fo:font-style="normal" fo:font-weight="normal" officeooo:rsid="0a901b02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25" style:family="text">
      <style:text-properties fo:font-weight="bold" officeooo:rsid="0a747234" style:font-weight-asian="bold" style:font-weight-complex="bold"/>
    </style:style>
    <style:style style:name="T126" style:family="text">
      <style:text-properties fo:font-weight="normal" officeooo:rsid="0a3e62d6" style:font-weight-asian="normal" style:font-weight-complex="normal"/>
    </style:style>
    <style:style style:name="T127" style:family="text">
      <style:text-properties fo:font-weight="normal" officeooo:rsid="0a152615" style:font-weight-asian="normal" style:font-weight-complex="normal"/>
    </style:style>
    <style:style style:name="T128" style:family="text">
      <style:text-properties fo:font-weight="normal" officeooo:rsid="0abc7b66" style:font-weight-asian="normal" style:font-weight-complex="normal"/>
    </style:style>
    <style:style style:name="T129" style:family="text">
      <style:text-properties fo:font-weight="normal" officeooo:rsid="0ac5aefe" style:font-weight-asian="normal" style:font-weight-complex="normal"/>
    </style:style>
    <style:style style:name="T130" style:family="text">
      <style:text-properties fo:font-weight="normal" officeooo:rsid="0a1bc09e" style:font-weight-asian="normal" style:font-weight-complex="normal"/>
    </style:style>
    <style:style style:name="T131" style:family="text">
      <style:text-properties fo:font-weight="normal" officeooo:rsid="0a196c48" fo:background-color="transparent" loext:char-shading-value="0" style:font-weight-asian="normal" style:font-weight-complex="normal"/>
    </style:style>
    <style:style style:name="T132" style:family="text">
      <style:text-properties fo:font-weight="normal" officeooo:rsid="0a76dd87" style:font-weight-asian="normal" style:font-weight-complex="normal"/>
    </style:style>
    <style:style style:name="T133" style:family="text">
      <style:text-properties fo:font-weight="normal" officeooo:rsid="0ad43f43" style:font-weight-asian="normal" style:font-weight-complex="normal"/>
    </style:style>
    <style:style style:name="T134" style:family="text">
      <style:text-properties officeooo:rsid="0acc3291"/>
    </style:style>
    <style:style style:name="T135" style:family="text">
      <style:text-properties officeooo:rsid="0a780777"/>
    </style:style>
    <style:style style:name="T136" style:family="text">
      <style:text-properties officeooo:rsid="0acee2e8"/>
    </style:style>
    <style:style style:name="T137" style:family="text">
      <style:text-properties officeooo:rsid="0acfba40"/>
    </style:style>
    <style:style style:name="T138" style:family="text">
      <style:text-properties officeooo:rsid="01c261b8"/>
    </style:style>
    <style:style style:name="T139" style:family="text">
      <style:text-properties officeooo:rsid="0a80bbea"/>
    </style:style>
    <style:style style:name="T140" style:family="text">
      <style:text-properties officeooo:rsid="0ad18115"/>
    </style:style>
    <style:style style:name="T141" style:family="text">
      <style:text-properties style:use-window-font-color="true" loext:opacity="0%" style:font-name="Liberation Serif" fo:font-weight="normal" officeooo:rsid="05aa1642" style:font-weight-asian="normal" style:font-weight-complex="normal"/>
    </style:style>
    <style:style style:name="T142" style:family="text">
      <style:text-properties style:use-window-font-color="true" loext:opacity="0%" style:font-name="Liberation Serif" fo:font-style="normal" officeooo:rsid="0ac907a7" style:font-style-asian="normal" style:font-style-complex="normal"/>
    </style:style>
    <style:style style:name="T143" style:family="text">
      <style:text-properties officeooo:rsid="01c2d7a2"/>
    </style:style>
    <style:style style:name="T144" style:family="text">
      <style:text-properties fo:font-style="normal" style:font-style-asian="normal" style:font-style-complex="normal"/>
    </style:style>
    <style:style style:name="T145" style:family="text">
      <style:text-properties fo:color="#c9211e" loext:opacity="100%" fo:font-style="normal" fo:font-weight="bold" officeooo:rsid="0acaf64a" style:font-style-asian="normal" style:font-weight-asian="bold" style:font-style-complex="normal" style:font-weight-complex="bold"/>
    </style:style>
    <style:style style:name="T146" style:family="text">
      <style:text-properties officeooo:rsid="04de5135"/>
    </style:style>
    <style:style style:name="T147" style:family="text">
      <style:text-properties fo:font-style="normal" officeooo:rsid="0a780777" style:font-style-asian="normal" style:font-style-complex="normal"/>
    </style:style>
    <style:style style:name="T148" style:family="text">
      <style:text-properties fo:font-style="normal" officeooo:rsid="017fb612" style:font-style-asian="normal" style:font-style-complex="normal"/>
    </style:style>
    <style:style style:name="T149" style:family="text">
      <style:text-properties fo:font-style="normal" fo:font-weight="normal" officeooo:rsid="017fb612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ac8138f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acc1e5c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ad0f57a" style:font-style-asian="normal" style:font-weight-asian="normal" style:font-style-complex="normal" style:font-weight-complex="normal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3">Armaments of <text:span text:style-name="T1">Nito</text:span><text:span text:style-name="T2">k</text:span><text:span text:style-name="T1">ret</text:span>, the <text:span text:style-name="T3">S</text:span><text:span text:style-name="T4">courge</text:span></text:h>
        <text:h text:style-name="P2" text:outline-level="1"><text:span text:style-name="T5">“</text:span><text:span text:style-name="T6">Armaments of </text:span><text:span text:style-name="T7">Nitokret</text:span><text:span text:style-name="T6">, </text:span><text:span text:style-name="T8">t</text:span><text:span text:style-name="T6">he Scourge</text:span><text:span text:style-name="T5">”</text:span><text:span text:style-name="T9"> is an independent product published under the DRAW STEEL Creator License and is not affiliated with MCDM Productions, LLC. DRAW STEEL © 202</text:span><text:span text:style-name="T10">4</text:span><text:span text:style-name="T9"> MCDM Productions, LLC. </text:span></text:h>
        <text:p text:style-name="Horizontal_20_Line"/>
        <text:p text:style-name="P3">"This section here translates to... desert, thirst, and blood."</text:p>
        <text:p text:style-name="P4">"Properly ominous for a tomb."</text:p>
        <text:p text:style-name="P4">"A lot of writing from this period is pretty dire. This part depicts Nitokret-"</text:p>
        <text:p text:style-name="P4">"the Scourge"</text:p>
        <text:p text:style-name="P4">"-Nitokret the Scourge, being entombed here and then... rising again? No... thieves? Pretenders? Her children come and dress up as her? That can't be right..."</text:p>
        <text:p text:style-name="P4">"What about this part down here? It looks just like the beginning. The same armor, the same sword, the skull on the face. Riding <text:span text:style-name="T11">a thundercloud</text:span>, razing a city to the ground. Scourge stuff. But you said the writing reads-"</text:p>
        <text:p text:style-name="P4">"-top down, aye. So Nitokret is dead by that point. But... Ah, I see. The Scourge isn't an epithet. It's a position. The tools made the craftsman."</text:p>
        <text:p text:style-name="P4">"But the tomb is raided. The 'tools' aren't here."</text:p>
        <text:p text:style-name="P4">"Aye."</text:p>
        <text:p text:style-name="P4">"If you're right... and the Scourge of Khemhara isn't here in this tomb anymore," the treasure hunter looked up, posing the first question of the day to which they weren't excited to <text:span text:style-name="T12">discover an</text:span> answer. "Then where exactly is it?"</text:p>
        <text:p text:style-name="P4">"I suppose," the scholar looked down and shrugged, "wherever blood slakes the sands."</text:p>
        <text:p text:style-name="Horizontal_20_Line"/>
        <text:h text:style-name="P5" text:outline-level="3">Tempest</text:h>
        <text:p text:style-name="P6">The scourge of Khemhara is fueled by the rage of a sandstorm, ready to be unleashed with a crack of thunder. While <text:span text:style-name="T13">carry</text:span>ing any of the Armaments of <text:span text:style-name="T14">Nitokret</text:span>, you gain a<text:span text:style-name="T15">n additional</text:span> Heroic Resource called tempest.</text:p>
        <text:h text:style-name="P7" text:outline-level="4"><text:span text:style-name="T16">Tempest</text:span><text:span text:style-name="T17"> in Combat</text:span></text:h>
        <text:p text:style-name="Text_20_body"><text:span text:style-name="T18">At the start of a combat encounter or some other stressful situation tracked in combat rounds (as determined by the Director)</text:span><text:span text:style-name="T19">, you gain </text:span><text:span text:style-name="T20">tempest</text:span><text:span text:style-name="T19"> equal to your Victories</text:span><text:span text:style-name="T21">.</text:span></text:p>
        <text:p text:style-name="Text_20_body"><text:span text:style-name="T22">The first time each combat round that</text:span><text:span text:style-name="T23"> you or an ally spends 3 surges to increase the damage of an ability, you gain 1 </text:span><text:span text:style-name="T24">t</text:span><text:span text:style-name="T25">empest</text:span><text:span text:style-name="T23">.</text:span></text:p>
        <text:p text:style-name="P8">You lose any remaining tempest at the end of the encounter.</text:p>
        <text:h text:style-name="P9" text:outline-level="4"><text:span text:style-name="T16">Tempest</text:span> <text:span text:style-name="T26">Outside of</text:span> Combat</text:h>
        <text:p text:style-name="P10"><text:span text:style-name="T27">Though you can’t gain </text:span><text:span text:style-name="T28">tempest</text:span><text:span text:style-name="T27"> outside of combat, you can use your heroic abilities and effects that cost </text:span><text:span text:style-name="T28">tempest</text:span><text:span text:style-name="T27"> without spending it. Whenever you use an ability or effect that costs </text:span><text:span text:style-name="T28">tempest</text:span><text:span text:style-name="T27"> outside of combat, you can’t use that same ability or effect again outside of combat again until you gain at least 1 Victory or finish a </text:span><text:span text:style-name="T29">r</text:span><text:span text:style-name="T27">espite. </text:span></text:p>
        <text:h text:style-name="P11" text:outline-level="3">Leveled Treasures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2"><text:span text:style-name="T30">I</text:span>ron Smile of the Scourge</text:p>
              <text:p text:style-name="P13">When <text:span text:style-name="T31">this </text:span><text:span text:style-name="T32">blade</text:span> curve<text:span text:style-name="T31">d</text:span> in<text:span text:style-name="T33">to</text:span> <text:span text:style-name="T33">a wicked</text:span> smile cuts through the <text:span text:style-name="T34">storm</text:span> of <text:span text:style-name="T35">battle</text:span>, you can almost hear it laugh.</text:p>
              <text:p text:style-name="P14"><text:span text:style-name="T36">Keywords:</text:span> <text:span text:style-name="T37">Psionic, </text:span><text:span text:style-name="T38">Medium Weapon</text:span></text:p>
              <text:p text:style-name="P15"><text:span text:style-name="T39">1st Level</text:span><text:span text:style-name="T36">:</text:span> <text:span text:style-name="T40">Any weapon ability that deals rolled damage using this weapon deals an extra 1 </text:span><text:span text:style-name="T41">sonic</text:span><text:span text:style-name="T40"> damage. </text:span><text:span text:style-name="T42">Additionally, any damage-dealing weapon ability using the weapon that </text:span><text:span text:style-name="T43">obtains</text:span><text:span text:style-name="T42"> a tier 3 outcome also </text:span><text:span text:style-name="T44">taunts</text:span><text:span text:style-name="T45"> </text:span><text:span text:style-name="T42">the target until the end of their next turn,</text:span><text:span text:style-name="T46"> </text:span><text:span text:style-name="T47">and y</text:span><text:span text:style-name="T48">ou can spend </text:span><text:span text:style-name="T49">3</text:span><text:span text:style-name="T48"> tempest to </text:span><text:span text:style-name="T50">also</text:span><text:span text:style-name="T51"> frighten the target </text:span><text:span text:style-name="T49">(save ends).</text:span></text:p>
              <text:p text:style-name="P15"><text:span text:style-name="T39">5th Level</text:span><text:span text:style-name="T52">:</text:span><text:span text:style-name="T53"> </text:span><text:span text:style-name="T54">The </text:span><text:span text:style-name="T40">weapon’s extra </text:span><text:span text:style-name="T41">sonic</text:span><text:span text:style-name="T40"> damage increases to 2. </text:span><text:span text:style-name="T43">A damage-dealing weapon ability using the weapon </text:span><text:span text:style-name="T55">grants you a number of surges equal to the number of edges on the ability roll.</text:span></text:p>
              <text:p text:style-name="P15"><text:span text:style-name="T39">9th Level</text:span><text:span text:style-name="T52">:</text:span><text:span text:style-name="T53"> </text:span><text:span text:style-name="T54">The </text:span><text:span text:style-name="T40">weapon’s extra </text:span><text:span text:style-name="T41">sonic</text:span><text:span text:style-name="T40"> damage increases to 3. </text:span><text:span text:style-name="T56">Additionally, you have a </text:span><text:span text:style-name="T57">double</text:span><text:span text:style-name="T56"> edge </text:span><text:span text:style-name="T58">on weapon abilit</text:span><text:span text:style-name="T59">ies</text:span><text:span text:style-name="T58"> that use the weapon </text:span><text:span text:style-name="T56">against creatures that are taunted by you.</text:span></text:p>
            </table:table-cell>
          </table:table-row>
        </table:table>
        <text:p text:style-name="P16"/>
        <text:p text:style-name="P16"/>
        <table:table table:name="Table5" table:style-name="Table5">
          <table:table-column table:style-name="Table5.A"/>
          <text:soft-page-break/>
          <table:table-row>
            <table:table-cell table:style-name="Table5.A1" office:value-type="string">
              <text:h text:style-name="P17" text:outline-level="4"><text:span text:style-name="T60">Death-Cowl</text:span> of the Scourge</text:h>
              <text:p text:style-name="P18">Traditionally worn by the grieving family at wakes, the scourge covers their face with this skull-patterned cowl to grieve the whole of Khemhara.</text:p>
              <text:p text:style-name="P19"><text:span text:style-name="T36">Keywords:</text:span> <text:span text:style-name="T61">Neck</text:span><text:span text:style-name="T62">, </text:span><text:span text:style-name="T37">Psionic</text:span></text:p>
              <text:p text:style-name="P20"><text:span text:style-name="T39">1st Level</text:span><text:span text:style-name="T36">:</text:span> <text:span text:style-name="T54">While you wear this </text:span><text:span text:style-name="T63">cowl</text:span><text:span text:style-name="T54">, </text:span><text:span text:style-name="T64">any creature who damages you is </text:span><text:span text:style-name="T65">scourged</text:span><text:span text:style-name="T64"> until the end of your next turn or until another creature damages you. You or any ally who deals damage to a </text:span><text:span text:style-name="T65">scourged</text:span><text:span text:style-name="T64"> creature gains one surge.</text:span></text:p>
              <text:p text:style-name="P20"><text:span text:style-name="T39">5th Level</text:span><text:span text:style-name="T52">:</text:span><text:span text:style-name="T53"> </text:span><text:span text:style-name="T66">Each creature who damages you is </text:span><text:span text:style-name="T65">scourged</text:span><text:span text:style-name="T66"> until the end of your next turn. Whenever you </text:span><text:span text:style-name="T67">strike a </text:span><text:span text:style-name="T65">scourged</text:span><text:span text:style-name="T67"> creature, you can </text:span><text:span text:style-name="T68">s</text:span><text:span text:style-name="T69">lide them 2 squares. </text:span><text:span text:style-name="T70">Additionally, when you slide a creature, </text:span><text:span text:style-name="T71">as a free triggered action, </text:span><text:span text:style-name="T70">you</text:span><text:span text:style-name="T69"> can </text:span><text:span text:style-name="T72">spend tempest to increase the distance of the slide </text:span><text:span text:style-name="T73">by </text:span><text:span text:style-name="T72">an equal number.</text:span></text:p>
              <text:p text:style-name="P20"><text:span text:style-name="T39">9th Level</text:span><text:span text:style-name="T52">:</text:span><text:span text:style-name="T53"> </text:span><text:span text:style-name="T74">Whenever a </text:span><text:span text:style-name="T65">scourged</text:span><text:span text:style-name="T74"> target takes damage, you can slide them 2 squares. If a </text:span><text:span text:style-name="T65">scourged</text:span><text:span text:style-name="T74"> target is force moved into another creature, </text:span><text:span text:style-name="T75">after resolving the damage from the collision,</text:span><text:span text:style-name="T74"> you can choose to make that creature </text:span><text:span text:style-name="T65">scourged</text:span><text:span text:style-name="T74"> as wel</text:span><text:span text:style-name="T75">l.</text:span></text:p>
            </table:table-cell>
          </table:table-row>
        </table:table>
        <text:p text:style-name="P21"/>
        <table:table table:name="Table9" table:style-name="Table9">
          <table:table-column table:style-name="Table9.A"/>
          <table:table-row>
            <table:table-cell table:style-name="Table9.A1" office:value-type="string">
              <text:h text:style-name="P17" text:outline-level="4">War Crown of the Scourge</text:h>
              <text:p text:style-name="P22">This intricate <text:span text:style-name="T76">h</text:span><text:span text:style-name="T77">eaddress</text:span> hosts a<text:span text:style-name="T78">n odd</text:span> gem that projects <text:span text:style-name="T76">around the wielder</text:span> a <text:span text:style-name="T76">mirage</text:span> of iridescent <text:span text:style-name="T79">plate</text:span> armor.</text:p>
              <text:p text:style-name="P19"><text:span text:style-name="T36">Keywords:</text:span> <text:span text:style-name="T80">Light Armor</text:span><text:span text:style-name="T62">, </text:span><text:span text:style-name="T37">Psionic</text:span></text:p>
              <text:p text:style-name="P23"><text:span text:style-name="T39">1st Level</text:span><text:span text:style-name="T36">:</text:span> <text:span text:style-name="T54">While you wear this armor, you gain a +6 bonus to Stamina, and</text:span><text:span text:style-name="T81"> you gain the Ashes of Stone triggered action.</text:span></text:p>
              <text:p text:style-name="P23"><text:span text:style-name="T39">5th Level</text:span><text:span text:style-name="T52">:</text:span><text:span text:style-name="T53"> </text:span><text:span text:style-name="T54">The armor’s bonus to Stamina increases to +12. Additionally, </text:span><text:span text:style-name="T82">you ignore Stability of creatures you force move if it’s less than</text:span><text:span text:style-name="T83"> </text:span><text:span text:style-name="T82">your Reason score</text:span><text:span text:style-name="T83">.</text:span></text:p>
              <text:p text:style-name="P23"><text:span text:style-name="T39">9th Level</text:span><text:span text:style-name="T52">:</text:span><text:span text:style-name="T53"> </text:span><text:span text:style-name="T54">The armor’s bonus to Stamina increases to +21, and </text:span><text:span text:style-name="T84">you gain an edge on any ability roll with a </text:span><text:span text:style-name="T85">rolled</text:span><text:span text:style-name="T84"> effect of force movement on </text:span><text:span text:style-name="T86">a</text:span><text:span text:style-name="T84"> target. </text:span><text:span text:style-name="T87">Additionally, the extra damage Ashes of Stone deals is increased to twice your Reason score.</text:span></text:p>
            </table:table-cell>
          </table:table-row>
        </table:table>
        <text:p text:style-name="P21"/>
        <text:p text:style-name="P21"/>
        <table:table table:name="Table2" table:style-name="Table2">
          <table:table-column table:style-name="Table2.A"/>
          <table:table-row>
            <table:table-cell table:style-name="Table2.A1" office:value-type="string">
              <text:h text:style-name="P24" text:outline-level="4"><text:span text:style-name="T88">Ashes of Stone</text:span> <text:span text:style-name="T23">(1 </text:span><text:span text:style-name="T89">Tempest)</text:span></text:h>
            </table:table-cell>
          </table:table-row>
          <table:table-row>
            <table:table-cell table:style-name="Table2.A2" office:value-type="string">
              <text:p text:style-name="P25"><text:span text:style-name="T90">M</text:span><text:span text:style-name="T91">onuments to heroes, monuments to tyrants. </text:span><text:span text:style-name="T92">A</text:span><text:span text:style-name="T91">ll fall to the winds of Khemhara in the end.</text:span></text:p>
            </table:table-cell>
          </table:table-row>
        </table:table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Psionic</text:p>
            </table:table-cell>
            <table:table-cell table:style-name="Table7.B1" office:value-type="string">
              <text:p text:style-name="P27">Triggered</text:p>
            </table:table-cell>
          </table:table-row>
          <table:table-row>
            <table:table-cell table:style-name="Table7.A2" office:value-type="string">
              <text:p text:style-name="P28"><text:span text:style-name="T36">◣</text:span> <text:span text:style-name="T93">Self</text:span></text:p>
            </table:table-cell>
            <table:table-cell table:style-name="Table7.B2" office:value-type="string">
              <text:p text:style-name="P29">◎ <text:span text:style-name="T94">Self</text:span></text:p>
            </table:table-cell>
          </table:table-row>
        </table:table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8"><text:span text:style-name="T95">Trigger</text:span><text:span text:style-name="T96">: </text:span><text:span text:style-name="T97">You </text:span><text:span text:style-name="T98">force move a creature into a </text:span><text:span text:style-name="T99">size 1 or 1 square of a large</text:span><text:span text:style-name="T100"> object </text:span><text:span text:style-name="T99">made of</text:span><text:span text:style-name="T100"> mundane </text:span><text:span text:style-name="T101">glass, </text:span><text:span text:style-name="T100">wood, stone, or </text:span><text:span text:style-name="T101">metal</text:span><text:span text:style-name="T100">.</text:span></text:p>
            </table:table-cell>
          </table:table-row>
          <table:table-row>
            <table:table-cell table:style-name="Table8.A2" office:value-type="string">
              <text:p text:style-name="P28"><text:span text:style-name="T102">Effect</text:span><text:span text:style-name="T96">: </text:span><text:span text:style-name="T98">The </text:span><text:span text:style-name="T103">creature takes additional damage from the force movement equal to your </text:span><text:span text:style-name="T104">Reason</text:span><text:span text:style-name="T103"> score and the </text:span><text:span text:style-name="T98">object </text:span><text:span text:style-name="T105">is destroyed </text:span><text:span text:style-name="T106">regardless of the damage </text:span><text:span text:style-name="T107">dealt to it</text:span><text:span text:style-name="T106">.</text:span></text:p>
            </table:table-cell>
          </table:table-row>
        </table:table>
        <text:p text:style-name="Standard"/>
        <text:h text:style-name="P30" text:outline-level="3">Treasure Set Title</text:h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31" text:outline-level="4"><text:span text:style-name="T108">The </text:span>Scourge</text:h>
              <text:p text:style-name="P32">Khemhara is still <text:span text:style-name="T109">healing</text:span> millennia-old wounds from the last <text:span text:style-name="T110">s</text:span>courge. You <text:span text:style-name="T111">could</text:span> reopen them.</text:p>
              <text:p text:style-name="P33"><text:span text:style-name="T112">Requisite: </text:span><text:span text:style-name="T113">While you </text:span><text:span text:style-name="T114">wield</text:span><text:span text:style-name="T113"> th</text:span><text:span text:style-name="T115">e </text:span><text:span text:style-name="T116">Iron Smile</text:span><text:span text:style-name="T115"> of the Scourge</text:span><text:span text:style-name="T113"> and </text:span><text:span text:style-name="T114">wear</text:span><text:span text:style-name="T113"> </text:span><text:span text:style-name="T115">the Death-Cowl</text:span><text:span text:style-name="T113"> and </text:span><text:span text:style-name="T115">the War Crown of the Scour</text:span><text:span text:style-name="T116">g</text:span><text:span text:style-name="T115">e</text:span><text:span text:style-name="T113">, you </text:span><text:span text:style-name="T117">h</text:span><text:span text:style-name="T118">old the</text:span><text:span text:style-name="T113"> </text:span><text:span text:style-name="T119">title</text:span><text:span text:style-name="T113">. </text:span><text:span text:style-name="T120">While</text:span><text:span text:style-name="T121"> you </text:span><text:span text:style-name="T122">are not</text:span><text:span text:style-name="T123"> carrying</text:span><text:span text:style-name="T121"> </text:span><text:span text:style-name="T123">all</text:span><text:span text:style-name="T121"> three, you </text:span><text:span text:style-name="T122">do not</text:span><text:span text:style-name="T121"> hold the title</text:span><text:span text:style-name="T124">.</text:span></text:p>
              <text:p text:style-name="P34"><text:span text:style-name="T125">Effect</text:span><text:span text:style-name="T52">:</text:span><text:span text:style-name="T53"> </text:span><text:span text:style-name="T126">The first time each combat round that</text:span><text:span text:style-name="T127"> you or an ally spends 3 surges to increase the damage of an ability, you gain </text:span><text:span text:style-name="T128">1d3</text:span><text:span text:style-name="T129">+1</text:span><text:span text:style-name="T127"> </text:span><text:span text:style-name="T130">t</text:span><text:span text:style-name="T131">empest</text:span><text:span text:style-name="T127">. </text:span><text:span text:style-name="T132">Additionally, you gain the </text:span><text:span text:style-name="T133">War is a Cyclone </text:span><text:span text:style-name="T132">ability.</text:span></text:p>
            </table:table-cell>
          </table:table-row>
        </table:table>
        <text:p text:style-name="Standard"/>
        <table:table table:name="Table3" table:style-name="Table3">
          <table:table-column table:style-name="Table3.A"/>
          <table:table-row>
            <table:table-cell table:style-name="Table3.A1" office:value-type="string">
              <text:h text:style-name="P35" text:outline-level="4"><text:span text:style-name="T134">War is a Cyclone</text:span> <text:span text:style-name="T135">(5 Tempest)</text:span></text:h>
            </table:table-cell>
          </table:table-row>
          <table:table-row>
            <table:table-cell table:style-name="Table3.A2" office:value-type="string">
              <text:p text:style-name="P36"><text:span text:style-name="T136">Honor, d</text:span>eath, <text:span text:style-name="T136">and </text:span>revenge, are all part of a spinning storm, and you are <text:span text:style-name="T137">its</text:span> eye.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37"><text:span text:style-name="T138">Area, </text:span><text:span text:style-name="T139">Psionic</text:span></text:p>
            </table:table-cell>
            <table:table-cell table:style-name="Table10.B1" office:value-type="string">
              <text:p text:style-name="P38">Ma<text:span text:style-name="T140">neuver</text:span></text:p>
            </table:table-cell>
          </table:table-row>
          <table:table-row>
            <table:table-cell table:style-name="Table10.A2" office:value-type="string">
              <text:p text:style-name="P39"><text:span text:style-name="T36">◣</text:span> <text:span text:style-name="T141">2 burst</text:span></text:p>
            </table:table-cell>
            <table:table-cell table:style-name="Table10.B2" office:value-type="string">
              <text:p text:style-name="P40">◎ <text:span text:style-name="T142">Each ally in the area</text:span></text:p>
            </table:table-cell>
          </table:table-row>
        </table:table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1">Power Roll + <text:span text:style-name="T143">Reason:</text:span></text:p>
              <text:list text:style-name="L1">
                <text:list-item>
                  <text:p text:style-name="P42">11-:<text:span text:style-name="T144"> </text:span><text:span text:style-name="T145">Each target gains 1 surge.</text:span></text:p>
                </text:list-item>
                <text:list-item>
                  <text:p text:style-name="P43">12-16: <text:span text:style-name="T145">Each target gains 2 surges.</text:span></text:p>
                </text:list-item>
                <text:list-item>
                  <text:p text:style-name="P44">17<text:span text:style-name="T146">+</text:span>:<text:span text:style-name="T144"> </text:span><text:span text:style-name="T145">Each target gains 3 surges.</text:span></text:p>
                </text:list-item>
              </text:list>
            </table:table-cell>
          </table:table-row>
          <table:table-row>
            <table:table-cell table:style-name="Table11.A2" office:value-type="string">
              <text:p text:style-name="P45"><text:span text:style-name="T147">Effect</text:span><text:span text:style-name="T148">:</text:span><text:span text:style-name="T149"> </text:span><text:span text:style-name="T150">Slide each target 2 squares. </text:span><text:span text:style-name="T151">If they collide with a creature as part of the force movement, they can make a free strike against the creature. </text:span><text:span text:style-name="T152">The surges they gain from this ability can be spent on the free strike.</text:span></text:p>
            </table:table-cell>
          </table:table-row>
        </table:table>
        <text:p text:style-name="P46"/>
        <text:h text:style-name="P47" text:outline-level="1"><text:span text:style-name="T9"/>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6b7fccc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2c4d157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use-window-font-color="true" loext:opacity="0%" style:font-name="Liberation Sans" fo:font-family="'Liberation Sans'" style:font-family-generic="swiss" style:font-pitch="variable" fo:font-size="14.1000003814697pt" fo:font-weight="bold" officeooo:rsid="04a8c95a" style:font-name-asian="Microsoft YaHei" style:font-family-asian="'Microsoft YaHei'" style:font-family-generic-asian="system" style:font-pitch-asian="variable" style:font-size-asian="14.1000003814697pt" style:font-weight-asian="bold" style:font-name-complex="Lucida Sans" style:font-family-complex="'Lucida Sans'" style:font-family-generic-complex="system" style:font-pitch-complex="variable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style:use-window-font-color="true" loext:opacity="0%"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0.5pt" fo:font-style="normal" officeooo:rsid="0812847c" style:font-size-asian="10.5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T1" style:family="text">
      <style:text-properties style:font-name="Liberation Serif" fo:font-style="italic" officeooo:rsid="0a39af1f" style:font-style-asian="italic" style:font-style-complex="italic"/>
    </style:style>
    <style:style style:name="MT2" style:family="text">
      <style:text-properties style:font-name="Liberation Serif" fo:font-style="italic" officeooo:rsid="0aee79a4" style:font-style-asian="italic" style:font-style-complex="italic"/>
    </style:style>
    <style:style style:name="MT3" style:family="text">
      <style:text-properties style:font-name="Liberation Serif" fo:font-style="italic" officeooo:rsid="0aff8659" style:font-style-asian="italic" style:font-style-complex="italic"/>
    </style:style>
    <style:style style:name="MT4" style:family="text">
      <style:text-properties style:font-name="Liberation Serif" fo:font-style="italic" officeooo:rsid="02537e4e" style:font-style-asian="italic" style:font-style-complex="italic"/>
    </style:style>
    <style:style style:name="MT5" style:family="text">
      <style:text-properties style:font-name="Liberation Serif" fo:font-style="italic" officeooo:rsid="007ab4b2" style:font-style-asian="italic" style:font-style-complex="italic"/>
    </style:style>
    <style:style style:name="MT6" style:family="text">
      <style:text-properties style:font-name="Liberation Serif" fo:font-style="italic" officeooo:rsid="065d7828" style:font-style-asian="italic" style:font-style-complex="italic"/>
    </style:style>
    <style:style style:name="MT7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Armaments of </text:span><text:span text:style-name="MT2">Nitokret</text:span><text:span text:style-name="MT1">, </text:span><text:span text:style-name="MT3">t</text:span><text:span text:style-name="MT1">he Scourge</text:span><text:span text:style-name="MT4"> </text:span><text:span text:style-name="MT5">©</text:span><text:span text:style-name="MT4"> 202</text:span><text:span text:style-name="MT6">5</text:span><text:span text:style-name="MT4"> Look Out Behind You Studios </text:span><text:span text:style-name="MT7">LLC</text:span></text:h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4T08:59:40.110246000</dc:date>
    <meta:editing-duration>P4DT6H6M44S</meta:editing-duration>
    <meta:editing-cycles>2725</meta:editing-cycles>
    <meta:generator>LibreOffice/25.2.5.2$Windows_X86_64 LibreOffice_project/03d19516eb2e1dd5d4ccd751a0d6f35f35e08022</meta:generator>
    <meta:print-date>2025-08-21T22:49:26.983508300</meta:print-date>
    <meta:printed-by>PDF files</meta:printed-by>
    <meta:document-statistic meta:table-count="10" meta:image-count="0" meta:object-count="0" meta:page-count="2" meta:paragraph-count="65" meta:word-count="1109" meta:character-count="6296" meta:non-whitespace-character-count="5253"/>
  </office:meta>
</office:document-meta>
</file>